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12" style:family="paragraph" style:parent-style-name="Standard">
      <style:text-properties officeooo:rsid="00114883" officeooo:paragraph-rsid="00114883"/>
    </style:style>
    <style:style style:name="P413" style:family="paragraph" style:parent-style-name="Standard">
      <style:paragraph-properties fo:text-align="start" style:justify-single-word="false"/>
      <style:text-properties officeooo:rsid="00114a78" officeooo:paragraph-rsid="00114a78"/>
    </style:style>
    <style:style style:name="P414" style:family="paragraph" style:parent-style-name="Standard">
      <style:paragraph-properties fo:text-align="start" style:justify-single-word="false"/>
      <style:text-properties officeooo:paragraph-rsid="0012d949"/>
    </style:style>
    <style:style style:name="P415" style:family="paragraph" style:parent-style-name="Standard">
      <style:paragraph-properties fo:text-align="start" style:justify-single-word="false"/>
      <style:text-properties officeooo:rsid="0012d949" officeooo:paragraph-rsid="0012d949"/>
    </style:style>
    <style:style style:name="P416" style:family="paragraph" style:parent-style-name="Standard">
      <style:paragraph-properties fo:text-align="start" style:justify-single-word="false"/>
      <style:text-properties officeooo:rsid="0012d949" officeooo:paragraph-rsid="0014b531"/>
    </style:style>
    <style:style style:name="P417" style:family="paragraph" style:parent-style-name="Standard">
      <style:paragraph-properties fo:text-align="start" style:justify-single-word="false"/>
      <style:text-properties officeooo:rsid="0023ab34" officeooo:paragraph-rsid="0023ab34"/>
    </style:style>
    <style:style style:name="P418" style:family="paragraph" style:parent-style-name="Standard">
      <style:paragraph-properties fo:text-align="justify" style:justify-single-word="false"/>
      <style:text-properties officeooo:rsid="002560c4" officeooo:paragraph-rsid="002560c4"/>
    </style:style>
    <style:style style:name="P419" style:family="paragraph" style:parent-style-name="Standard">
      <style:paragraph-properties fo:text-align="justify" style:justify-single-word="false"/>
      <style:text-properties officeooo:rsid="00267a66" officeooo:paragraph-rsid="00267a66"/>
    </style:style>
    <style:style style:name="P420"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21"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22"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23"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24"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25"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26"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27"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28"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29"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30"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31"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32"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33"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34"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35"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6"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7"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8"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39"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40"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41"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42"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43"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44"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45"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46"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47"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48"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49"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50"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5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5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53"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54"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55"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56"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57"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58"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59"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60"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61"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62"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63"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64"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65"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officeooo:rsid="00099583"/>
    </style:style>
    <style:style style:name="T42" style:family="text">
      <style:text-properties officeooo:rsid="0009b39b"/>
    </style:style>
    <style:style style:name="T43" style:family="text">
      <style:text-properties officeooo:rsid="00114883"/>
    </style:style>
    <style:style style:name="T44" style:family="text">
      <style:text-properties style:font-name="Century Schoolbook L" fo:language="ru" fo:country="RU" fo:font-weight="normal" fo:background-color="transparent" loext:char-shading-value="0" style:font-size-asian="10.5pt" loext:shadow="none"/>
    </style:style>
    <style:style style:name="T45" style:family="text">
      <style:text-properties style:font-name="Century Schoolbook L" fo:language="ru" fo:country="RU" fo:font-weight="normal" officeooo:rsid="0012d949" fo:background-color="transparent" loext:char-shading-value="0" style:font-size-asian="10.5pt" loext:shadow="none"/>
    </style:style>
    <style:style style:name="T46" style:family="text">
      <style:text-properties style:font-name="Century Schoolbook L" fo:language="ru" fo:country="RU" fo:font-weight="normal" officeooo:rsid="0013b0b8" fo:background-color="transparent" loext:char-shading-value="0" style:font-size-asian="10.5pt" loext:shadow="none"/>
    </style:style>
    <style:style style:name="T47" style:family="text">
      <style:text-properties style:font-name="Century Schoolbook L" fo:language="ru" fo:country="RU" fo:font-weight="normal" officeooo:rsid="0014b531" fo:background-color="transparent" loext:char-shading-value="0" style:font-size-asian="10.5pt" loext:shadow="none"/>
    </style:style>
    <style:style style:name="T48"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9"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50"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51"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52"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53" style:family="text">
      <style:text-properties officeooo:rsid="0020418a"/>
    </style:style>
    <style:style style:name="T54" style:family="text">
      <style:text-properties officeooo:rsid="0021ff5a"/>
    </style:style>
    <style:style style:name="T55" style:family="text">
      <style:text-properties officeooo:rsid="002ad3be"/>
    </style:style>
    <style:style style:name="T56" style:family="text">
      <style:text-properties officeooo:rsid="0030965e"/>
    </style:style>
    <style:style style:name="T57" style:family="text">
      <style:text-properties officeooo:rsid="003194bc"/>
    </style:style>
    <style:style style:name="T58" style:family="text">
      <style:text-properties officeooo:rsid="00334c08"/>
    </style:style>
    <style:style style:name="T59" style:family="text">
      <style:text-properties officeooo:rsid="0034f4a7"/>
    </style:style>
    <style:style style:name="T60" style:family="text">
      <style:text-properties officeooo:rsid="0037c58f"/>
    </style:style>
    <style:style style:name="T61" style:family="text">
      <style:text-properties officeooo:rsid="003899df"/>
    </style:style>
    <style:style style:name="T62" style:family="text">
      <style:text-properties officeooo:rsid="00394246"/>
    </style:style>
    <style:style style:name="T63" style:family="text">
      <style:text-properties officeooo:rsid="003adeb1"/>
    </style:style>
    <style:style style:name="T64" style:family="text">
      <style:text-properties officeooo:rsid="003bbcbd"/>
    </style:style>
    <style:style style:name="T65" style:family="text">
      <style:text-properties officeooo:rsid="003cd4b6"/>
    </style:style>
    <style:style style:name="T66" style:family="text">
      <style:text-properties officeooo:rsid="003dd2ec"/>
    </style:style>
    <style:style style:name="T67" style:family="text">
      <style:text-properties officeooo:rsid="00447f23"/>
    </style:style>
    <style:style style:name="T68" style:family="text">
      <style:text-properties officeooo:rsid="00509f0c"/>
    </style:style>
    <style:style style:name="T69" style:family="text">
      <style:text-properties officeooo:rsid="0053a402"/>
    </style:style>
    <style:style style:name="T70" style:family="text">
      <style:text-properties officeooo:rsid="0056cb65"/>
    </style:style>
    <style:style style:name="T71" style:family="text">
      <style:text-properties officeooo:rsid="005c5efd"/>
    </style:style>
    <style:style style:name="T72" style:family="text">
      <style:text-properties officeooo:rsid="005df8ec"/>
    </style:style>
    <style:style style:name="T73" style:family="text">
      <style:text-properties officeooo:rsid="006525a4"/>
    </style:style>
    <style:style style:name="T74" style:family="text">
      <style:text-properties officeooo:rsid="0070e276"/>
    </style:style>
    <style:style style:name="T75" style:family="text">
      <style:text-properties officeooo:rsid="0075ac40"/>
    </style:style>
    <style:style style:name="T76" style:family="text">
      <style:text-properties officeooo:rsid="0077a8d6"/>
    </style:style>
    <style:style style:name="T77" style:family="text">
      <style:text-properties officeooo:rsid="0077f74e"/>
    </style:style>
    <style:style style:name="T78" style:family="text">
      <style:text-properties officeooo:rsid="007f3802"/>
    </style:style>
    <style:style style:name="T79" style:family="text">
      <style:text-properties officeooo:rsid="00864f81"/>
    </style:style>
    <style:style style:name="T80" style:family="text">
      <style:text-properties officeooo:rsid="0089c027"/>
    </style:style>
    <style:style style:name="T81" style:family="text">
      <style:text-properties officeooo:rsid="008a4c46"/>
    </style:style>
    <style:style style:name="T82" style:family="text">
      <style:text-properties officeooo:rsid="008da961"/>
    </style:style>
    <style:style style:name="T83" style:family="text">
      <style:text-properties officeooo:rsid="0090f5dd"/>
    </style:style>
    <style:style style:name="T84" style:family="text">
      <style:text-properties officeooo:rsid="0095a138"/>
    </style:style>
    <style:style style:name="T85" style:family="text">
      <style:text-properties officeooo:rsid="00962910"/>
    </style:style>
    <style:style style:name="T86" style:family="text">
      <style:text-properties officeooo:rsid="0096b0ca"/>
    </style:style>
    <style:style style:name="T87" style:family="text">
      <style:text-properties officeooo:rsid="009b000e"/>
    </style:style>
    <style:style style:name="T88" style:family="text">
      <style:text-properties officeooo:rsid="009c5a9e"/>
    </style:style>
    <style:style style:name="T89" style:family="text">
      <style:text-properties officeooo:rsid="009fb332"/>
    </style:style>
    <style:style style:name="T90" style:family="text">
      <style:text-properties officeooo:rsid="00a33b8f"/>
    </style:style>
    <style:style style:name="T91" style:family="text">
      <style:text-properties officeooo:rsid="00a96232"/>
    </style:style>
    <style:style style:name="T92" style:family="text">
      <style:text-properties officeooo:rsid="00ae2557"/>
    </style:style>
    <style:style style:name="T93" style:family="text">
      <style:text-properties officeooo:rsid="00b3e54f"/>
    </style:style>
    <style:style style:name="T94" style:family="text">
      <style:text-properties officeooo:rsid="00bb58c8"/>
    </style:style>
    <style:style style:name="T95" style:family="text">
      <style:text-properties officeooo:rsid="00bcfc0c"/>
    </style:style>
    <style:style style:name="T96" style:family="text">
      <style:text-properties officeooo:rsid="00bf50ac"/>
    </style:style>
    <style:style style:name="T97" style:family="text">
      <style:text-properties officeooo:rsid="00c494e6"/>
    </style:style>
    <style:style style:name="T98" style:family="text">
      <style:text-properties officeooo:rsid="00d2d5a2"/>
    </style:style>
    <style:style style:name="T99" style:family="text">
      <style:text-properties officeooo:rsid="00d3f763"/>
    </style:style>
    <style:style style:name="T100" style:family="text">
      <style:text-properties officeooo:rsid="00d6f21a"/>
    </style:style>
    <style:style style:name="T101" style:family="text">
      <style:text-properties officeooo:rsid="00d95464"/>
    </style:style>
    <style:style style:name="T102" style:family="text">
      <style:text-properties officeooo:rsid="00db61aa"/>
    </style:style>
    <style:style style:name="T103" style:family="text">
      <style:text-properties officeooo:rsid="00de3705"/>
    </style:style>
    <style:style style:name="T104" style:family="text">
      <style:text-properties officeooo:rsid="00e7e92c"/>
    </style:style>
    <style:style style:name="T105" style:family="text">
      <style:text-properties officeooo:rsid="00f1c3cc"/>
    </style:style>
    <style:style style:name="T106" style:family="text">
      <style:text-properties officeooo:rsid="00f95208"/>
    </style:style>
    <style:style style:name="T107" style:family="text">
      <style:text-properties officeooo:rsid="00f9bce7"/>
    </style:style>
    <style:style style:name="T108" style:family="text">
      <style:text-properties officeooo:rsid="00fb5655"/>
    </style:style>
    <style:style style:name="T109" style:family="text">
      <style:text-properties officeooo:rsid="00fd1005"/>
    </style:style>
    <style:style style:name="T110" style:family="text">
      <style:text-properties officeooo:rsid="00fe7d08"/>
    </style:style>
    <style:style style:name="T111" style:family="text">
      <style:text-properties officeooo:rsid="0104f1e8"/>
    </style:style>
    <style:style style:name="T112" style:family="text">
      <style:text-properties officeooo:rsid="0106567d"/>
    </style:style>
    <style:style style:name="T113" style:family="text">
      <style:text-properties officeooo:rsid="010d7783"/>
    </style:style>
    <style:style style:name="T114" style:family="text">
      <style:text-properties officeooo:rsid="010f6cbc"/>
    </style:style>
    <style:style style:name="T115" style:family="text">
      <style:text-properties officeooo:rsid="01153750"/>
    </style:style>
    <style:style style:name="T116" style:family="text">
      <style:text-properties officeooo:rsid="011b664a"/>
    </style:style>
    <style:style style:name="T117" style:family="text">
      <style:text-properties officeooo:rsid="011b8230"/>
    </style:style>
    <style:style style:name="T118" style:family="text">
      <style:text-properties officeooo:rsid="01225f78"/>
    </style:style>
    <style:style style:name="T119" style:family="text">
      <style:text-properties officeooo:rsid="0122f27c"/>
    </style:style>
    <style:style style:name="T120" style:family="text">
      <style:text-properties officeooo:rsid="01240e62"/>
    </style:style>
    <style:style style:name="T121" style:family="text">
      <style:text-properties officeooo:rsid="012c98de"/>
    </style:style>
    <style:style style:name="T122" style:family="text">
      <style:text-properties officeooo:rsid="01309b6a"/>
    </style:style>
    <style:style style:name="T123" style:family="text">
      <style:text-properties officeooo:rsid="01455a5b"/>
    </style:style>
    <style:style style:name="T124" style:family="text">
      <style:text-properties officeooo:rsid="0149f3a4"/>
    </style:style>
    <style:style style:name="T125" style:family="text">
      <style:text-properties officeooo:rsid="014ab245"/>
    </style:style>
    <style:style style:name="T126" style:family="text">
      <style:text-properties officeooo:rsid="0158a8ed"/>
    </style:style>
    <style:style style:name="T127" style:family="text">
      <style:text-properties officeooo:rsid="01607e75"/>
    </style:style>
    <style:style style:name="T128" style:family="text">
      <style:text-properties officeooo:rsid="01640f1a"/>
    </style:style>
    <style:style style:name="T129" style:family="text">
      <style:text-properties officeooo:rsid="0169ee6c"/>
    </style:style>
    <style:style style:name="T130" style:family="text">
      <style:text-properties officeooo:rsid="016baf12"/>
    </style:style>
    <style:style style:name="T131" style:family="text">
      <style:text-properties officeooo:rsid="016e0700"/>
    </style:style>
    <style:style style:name="T132" style:family="text">
      <style:text-properties officeooo:rsid="01715f12"/>
    </style:style>
    <style:style style:name="T133" style:family="text">
      <style:text-properties officeooo:rsid="01739250"/>
    </style:style>
    <style:style style:name="T134" style:family="text">
      <style:text-properties officeooo:rsid="01774989"/>
    </style:style>
    <style:style style:name="T135" style:family="text">
      <style:text-properties officeooo:rsid="017a16fd"/>
    </style:style>
    <style:style style:name="T136" style:family="text">
      <style:text-properties officeooo:rsid="017c7eda"/>
    </style:style>
    <style:style style:name="T137" style:family="text">
      <style:text-properties officeooo:rsid="018440d6"/>
    </style:style>
    <style:style style:name="T138" style:family="text">
      <style:text-properties officeooo:rsid="0187d602"/>
    </style:style>
    <style:style style:name="T139" style:family="text">
      <style:text-properties officeooo:rsid="0189d010"/>
    </style:style>
    <style:style style:name="T140" style:family="text">
      <style:text-properties officeooo:rsid="018b9496"/>
    </style:style>
    <style:style style:name="T141" style:family="text">
      <style:text-properties officeooo:rsid="018c7651"/>
    </style:style>
    <style:style style:name="T142" style:family="text">
      <style:text-properties officeooo:rsid="01925d10"/>
    </style:style>
    <style:style style:name="T143" style:family="text">
      <style:text-properties officeooo:rsid="01956131"/>
    </style:style>
    <style:style style:name="T144" style:family="text">
      <style:text-properties officeooo:rsid="019b0520"/>
    </style:style>
    <style:style style:name="T145" style:family="text">
      <style:text-properties officeooo:rsid="019db41c"/>
    </style:style>
    <style:style style:name="T146" style:family="text">
      <style:text-properties officeooo:rsid="01a98860"/>
    </style:style>
    <style:style style:name="T147" style:family="text">
      <style:text-properties officeooo:rsid="01b090c8"/>
    </style:style>
    <style:style style:name="T148" style:family="text">
      <style:text-properties officeooo:rsid="01b20cf6"/>
    </style:style>
    <style:style style:name="T149" style:family="text">
      <style:text-properties officeooo:rsid="01b503bd"/>
    </style:style>
    <style:style style:name="T150" style:family="text">
      <style:text-properties officeooo:rsid="01b808be"/>
    </style:style>
    <style:style style:name="T151" style:family="text">
      <style:text-properties officeooo:rsid="01ba819e"/>
    </style:style>
    <style:style style:name="T152" style:family="text">
      <style:text-properties officeooo:rsid="01cab687"/>
    </style:style>
    <style:style style:name="T153" style:family="text">
      <style:text-properties officeooo:rsid="01d5d246"/>
    </style:style>
    <style:style style:name="T154" style:family="text">
      <style:text-properties officeooo:rsid="01df7d3f"/>
    </style:style>
    <style:style style:name="T155" style:family="text">
      <style:text-properties officeooo:rsid="01e103ad"/>
    </style:style>
    <style:style style:name="T156" style:family="text">
      <style:text-properties officeooo:rsid="01ef05f2"/>
    </style:style>
    <style:style style:name="T157" style:family="text">
      <style:text-properties officeooo:rsid="01efec42"/>
    </style:style>
    <style:style style:name="T158" style:family="text">
      <style:text-properties officeooo:rsid="01f2a54c"/>
    </style:style>
    <style:style style:name="T159" style:family="text">
      <style:text-properties officeooo:rsid="01f47446"/>
    </style:style>
    <style:style style:name="T160" style:family="text">
      <style:text-properties officeooo:rsid="01ff68ea"/>
    </style:style>
    <style:style style:name="T161" style:family="text">
      <style:text-properties officeooo:rsid="0203c9fb"/>
    </style:style>
    <style:style style:name="T162" style:family="text">
      <style:text-properties officeooo:rsid="020566b8"/>
    </style:style>
    <style:style style:name="T163" style:family="text">
      <style:text-properties officeooo:rsid="02061066"/>
    </style:style>
    <style:style style:name="T164" style:family="text">
      <style:text-properties officeooo:rsid="0207d60b"/>
    </style:style>
    <style:style style:name="T165" style:family="text">
      <style:text-properties officeooo:rsid="020b7103"/>
    </style:style>
    <style:style style:name="T166" style:family="text">
      <style:text-properties officeooo:rsid="020e5e27"/>
    </style:style>
    <style:style style:name="T167" style:family="text">
      <style:text-properties officeooo:rsid="0211ca77"/>
    </style:style>
    <style:style style:name="T168" style:family="text">
      <style:text-properties officeooo:rsid="0218c8b9"/>
    </style:style>
    <style:style style:name="T169" style:family="text">
      <style:text-properties officeooo:rsid="021b000b"/>
    </style:style>
    <style:style style:name="T170" style:family="text">
      <style:text-properties officeooo:rsid="021b6d8b"/>
    </style:style>
    <style:style style:name="T171" style:family="text">
      <style:text-properties officeooo:rsid="02239faa"/>
    </style:style>
    <style:style style:name="T172" style:family="text">
      <style:text-properties officeooo:rsid="0225da9b"/>
    </style:style>
    <style:style style:name="T173" style:family="text">
      <style:text-properties officeooo:rsid="022d3ff3"/>
    </style:style>
    <style:style style:name="T174" style:family="text">
      <style:text-properties officeooo:rsid="0233de8b"/>
    </style:style>
    <style:style style:name="T175" style:family="text">
      <style:text-properties officeooo:rsid="0247aff0"/>
    </style:style>
    <style:style style:name="T176" style:family="text">
      <style:text-properties officeooo:rsid="025ac7a7"/>
    </style:style>
    <style:style style:name="T177" style:family="text">
      <style:text-properties officeooo:rsid="025d375d"/>
    </style:style>
    <style:style style:name="T178" style:family="text">
      <style:text-properties officeooo:rsid="026247bd"/>
    </style:style>
    <style:style style:name="T179" style:family="text">
      <style:text-properties officeooo:rsid="026a682b"/>
    </style:style>
    <style:style style:name="T180" style:family="text">
      <style:text-properties officeooo:rsid="0273497f"/>
    </style:style>
    <style:style style:name="T181" style:family="text">
      <style:text-properties officeooo:rsid="0274ce8e"/>
    </style:style>
    <style:style style:name="T182" style:family="text">
      <style:text-properties officeooo:rsid="027c5343"/>
    </style:style>
    <style:style style:name="T183" style:family="text">
      <style:text-properties officeooo:rsid="02802119"/>
    </style:style>
    <style:style style:name="T184" style:family="text">
      <style:text-properties officeooo:rsid="0286d8ff"/>
    </style:style>
    <style:style style:name="T185" style:family="text">
      <style:text-properties officeooo:rsid="02888943"/>
    </style:style>
    <style:style style:name="T186" style:family="text">
      <style:text-properties officeooo:rsid="0291736f"/>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41">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42">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42">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42">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42">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43">Ветер нельзя позвать, но можно открыть окно.</text:span></text:p>
      <text:p text:style-name="P20"/>
      <text:p text:style-name="P20"><text:tab/><text:span text:style-name="T11">Что значит жить сейчас.</text:span><text:span text:style-name="T43">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43">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43"> Если вы живете в СЕЙЧАС, то ведете созидательную жизнь.</text:span></text:p>
      <text:p text:style-name="P19"/>
      <text:p text:style-name="P19"><text:tab/><text:span text:style-name="T11">Сейчас изобретательно.</text:span><text:span text:style-name="T43">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43">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43"> Следкющие понятия имеют одно значение:</text:span></text:p>
      <text:list xml:id="list6356054412239758087" text:style-name="L1">
        <text:list-item>
          <text:p text:style-name="P420">жить в сейчас;</text:p>
        </text:list-item>
        <text:list-item>
          <text:p text:style-name="P421">зрелость;</text:p>
        </text:list-item>
        <text:list-item>
          <text:p text:style-name="P421">подлиность;</text:p>
        </text:list-item>
        <text:list-item>
          <text:p text:style-name="P421">отвественность за свое действие и жизнь;</text:p>
        </text:list-item>
        <text:list-item>
          <text:p text:style-name="P421">ответная реакция — способность;</text:p>
        </text:list-item>
        <text:list-item>
          <text:p text:style-name="P421">в сейчас доступно проявление творческого подхода;</text:p>
        </text:list-item>
      </text:list>
      <text:p text:style-name="P21"/>
      <text:p text:style-name="P412"><text:span text:style-name="T44"><text:tab/></text:span><text:span text:style-name="T48">Чтобы жить сейчас, необходимо забыть о вчерашнем дне.</text:span><text:span text:style-name="T44">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12"><text:span text:style-name="T44"><text:tab/></text:span><text:span text:style-name="T48">Сейчас нельзя разделить.</text:span><text:span text:style-name="T44">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13"><text:span text:style-name="T44"><text:tab/></text:span><text:span text:style-name="T48">Материя и энергия являются одним и тем же.</text:span><text:span text:style-name="T44">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13"><text:span text:style-name="T44"><text:tab/></text:span><text:span text:style-name="T48">Западный подход к реальности. </text:span><text:span text:style-name="T44">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13"><text:span text:style-name="T44"><text:tab/></text:span><text:span text:style-name="T48">Небытие — это форма развития.</text:span><text:span text:style-name="T44">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13"><text:span text:style-name="T44"><text:tab/></text:span><text:span text:style-name="T48">«Существует» и «должно существовать». </text:span><text:span text:style-name="T44">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13"><text:span text:style-name="T44"><text:tab/></text:span><text:span text:style-name="T51">Отрицание западной философией реальности.</text:span><text:span text:style-name="T45">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13"><text:span text:style-name="T45"><text:tab/></text:span><text:span text:style-name="T51">Не существует каких-либо способов для описания реальности.</text:span><text:span text:style-name="T45"> Не пытайтесь представить реальность как нечто неподвижное, чтобы затем придумать способы для её достижения.</text:span></text:p>
      <text:p text:style-name="P24"/>
      <text:p text:style-name="P414"><text:span text:style-name="T45"><text:tab/></text:span><text:span text:style-name="T51">Реальность и восприятие. </text:span><text:span text:style-name="T45">Существует различие между следующими понятиями:</text:span></text:p>
      <text:list xml:id="list5835110123377333731" text:style-name="L2">
        <text:list-item>
          <text:p text:style-name="P422">мир;</text:p>
        </text:list-item>
        <text:list-item>
          <text:p text:style-name="P422">наша реакция на этот мир.</text:p>
        </text:list-item>
      </text:list>
      <text:p text:style-name="P415"><text:soft-page-break/><text:span text:style-name="T44"><text:tab/></text:span><text:span text:style-name="T48">Знание приходит с опытом.</text:span><text:span text:style-name="T44"> Сытому человеку трудно поверить, что в мире существует такое явление, как голод.</text:span></text:p>
      <text:p text:style-name="P25"/>
      <text:p text:style-name="P415"><text:span text:style-name="T44"><text:tab/></text:span><text:span text:style-name="T50">Будьте активны в поисках «этого».</text:span><text:span text:style-name="T46">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15"><text:span text:style-name="T46"><text:tab/></text:span><text:span text:style-name="T50">Формальная реальность вещи. </text:span><text:span text:style-name="T46">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15"><text:span text:style-name="T46"><text:tab/></text:span><text:span text:style-name="T50">О причинной связи.</text:span><text:span text:style-name="T46"> У всего должна быть причина.</text:span></text:p>
      <text:p text:style-name="P26"/>
      <text:p text:style-name="P415"><text:span text:style-name="T46"><text:tab/></text:span><text:span text:style-name="T50">Реальность и закон причины и следствия. </text:span><text:span text:style-name="T46">У причины должна быть та же самая реальность, что и у следствия.</text:span></text:p>
      <text:p text:style-name="P26"/>
      <text:p text:style-name="P415"><text:span text:style-name="T46"><text:tab/></text:span><text:span text:style-name="T50">Родство всех физических объектов. </text:span><text:span text:style-name="T46">Все физические объекты похожи. Следовательно, достаточно знать о существовании одного физического объекта.</text:span></text:p>
      <text:p text:style-name="P26"/>
      <text:p text:style-name="P415"><text:span text:style-name="T46"><text:tab/></text:span><text:span text:style-name="T50">Формальная реальность равна объектвной реальности.</text:span><text:span text:style-name="T46"> Формальной реальности должно быть больше или столько же, сколько и объективной реальности.</text:span></text:p>
      <text:p text:style-name="P26"/>
      <text:p text:style-name="P415"><text:span text:style-name="T46"><text:tab/></text:span><text:span text:style-name="T49">Материя и потребность в стабильности.</text:span><text:span text:style-name="T47">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15"><text:span text:style-name="T47"><text:tab/></text:span><text:span text:style-name="T49">Разум должен быть спокоен, чтобы действительно увидеть</text:span><text:span text:style-name="T47">.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15"><text:span text:style-name="T47"><text:tab/></text:span><text:span text:style-name="T49">Избавьтесь от предвлятых мнений.</text:span><text:span text:style-name="T47">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15"><text:span text:style-name="T47"><text:tab/></text:span><text:span text:style-name="T49">Общепринятые првила мешают восприятию реальности.</text:span><text:span text:style-name="T47"> Мы не видим ЕЕ в первозданной чистоте, так как нам внушили искаженные представления о ней.</text:span></text:p>
      <text:p text:style-name="P27"/>
      <text:p text:style-name="P415"><text:span text:style-name="T47"><text:tab/></text:span><text:span text:style-name="T49">Настоящее положение вещей и мысль.</text:span><text:span text:style-name="T47"> Настоящее положение вещей не искажено мыслью. Его нельзя постигнуть посредством понятия или мысли.</text:span></text:p>
      <text:p text:style-name="P27"><text:soft-page-break/></text:p>
      <text:p text:style-name="P416"><text:span text:style-name="T47"><text:tab/></text:span><text:span text:style-name="T49">Реальность становится очевидной, когда перестаешь сравнивать.</text:span><text:span text:style-name="T47"> Только при отсутствии сравнения существует то, «что есть». А жить с тем, «что есть», </text:span><text:span text:style-name="T44">—</text:span><text:span text:style-name="T47"> это, значит, быть умиротворенным.</text:span></text:p>
      <text:p text:style-name="P28"/>
      <text:p text:style-name="P416"><text:span text:style-name="T47"><text:tab/></text:span><text:span text:style-name="T49">Реальность </text:span><text:span text:style-name="T48">— </text:span><text:span text:style-name="T49">это быть собой.</text:span><text:span text:style-name="T47"> Чтобы стать собой </text:span><text:span text:style-name="T44">— </text:span><text:span text:style-name="T47">надо быть собой. Реальность в бытие, в бытие вещи. Таким образов, бытие в этом смысле </text:span><text:span text:style-name="T44">— </text:span><text:span text:style-name="T47">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53"><text:tab/></text:span><text:span text:style-name="T13">Дуализм и монизм.</text:span><text:span text:style-name="T53">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53">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53">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54">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54">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54">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17"><text:span text:style-name="T52"><text:tab/>П</text:span><text:span text:style-name="T48">устота.</text:span><text:span text:style-name="T44">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17"><text:span text:style-name="T48"><text:tab/>Пустота — живая субстанция. </text:span><text:span text:style-name="T44">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17"><text:span text:style-name="T48"><text:tab/>Пустота как поток творческой энергии.</text:span><text:span text:style-name="T44">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17"><text:span text:style-name="T48"><text:tab/>Пустота и небытие. НЕБЫТИЕ означает «отсутствие бытия». </text:span><text:span text:style-name="T44">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270003462555655005" text:style-name="L3">
        <text:list-item>
          <text:p text:style-name="P423">она просто является тем, чем является;</text:p>
        </text:list-item>
        <text:list-item>
          <text:p text:style-name="P423">она понимает, что существует; неправильно говорить, что она «в нас» или что мы в «в ней».</text:p>
        </text:list-item>
      </text:list>
      <text:p text:style-name="P39"/>
      <text:p text:style-name="P417"><text:span text:style-name="T48"><text:tab/>Первопричина всего находится вне пределов понимания человека («без места нахождения»). </text:span><text:span text:style-name="T44">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18"><text:span text:style-name="T44"><text:tab/></text:span><text:span text:style-name="T48">Думая о смерти, не забывай о жизни. </text:span><text:span text:style-name="T44">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19"><text:span text:style-name="T44"><text:tab/></text:span><text:span text:style-name="T48">Путь смерти.</text:span><text:span text:style-name="T44">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19"><text:span text:style-name="T44"><text:tab/></text:span><text:span text:style-name="T48">Надо смириться с возможностью смерти.</text:span><text:span text:style-name="T44"> Стоит перестать мечтать о вечной весне, тогда и лето, и зима будут дарить счастье.</text:span></text:p>
      <text:p text:style-name="P36"/>
      <text:p text:style-name="P419"><text:span text:style-name="T44"><text:tab/></text:span><text:span text:style-name="T48">Надо учиться умирать.</text:span><text:span text:style-name="T44">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19"><text:span text:style-name="T44"><text:tab/></text:span><text:span text:style-name="T48">О разлуке с друзьями.</text:span><text:span text:style-name="T44">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19"><text:span text:style-name="T44"><text:tab/></text:span><text:span text:style-name="T48">О необходимости помнить.</text:span><text:span text:style-name="T44">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55">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7515145589386573642" text:style-name="L4">
        <text:list-item>
          <text:p text:style-name="P424">занимать место в социальной структуре общества;</text:p>
        </text:list-item>
        <text:list-item>
          <text:p text:style-name="P424">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2083673004598090014" text:style-name="L5">
        <text:list-item>
          <text:p text:style-name="P425"><text:s/>человек ек дает себе раскрыться и быть полностью собой;</text:p>
        </text:list-item>
        <text:list-item>
          <text:p text:style-name="P425">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56">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56">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57">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57">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58">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58">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58">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9">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9">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60">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60">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61">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61">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61">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61">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61">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62">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62">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62">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62">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62">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62">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63">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64">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65">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66">Ум наделен бесконечной подвижностью, для которой нет никаких преград.</text:span></text:p>
      <text:p text:style-name="P48"/>
      <text:p text:style-name="P48"><text:tab/><text:span text:style-name="T15">Очищенный ум.</text:span><text:span text:style-name="T66">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66">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67">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8302866229345126379" text:style-name="L6">
        <text:list-item>
          <text:p text:style-name="P426">взять какую-нибудь нерешенную проблему;</text:p>
        </text:list-item>
        <text:list-item>
          <text:p text:style-name="P426">рассмотреть проблему с разных сторон;</text:p>
        </text:list-item>
        <text:list-item>
          <text:p text:style-name="P426">по-новому подойти к старому способу решения проблемы;</text:p>
        </text:list-item>
        <text:list-item>
          <text:p text:style-name="P426">поверить в свою идею и действовать!</text:p>
        </text:list-item>
      </text:list>
      <text:p text:style-name="P61"/>
      <text:p text:style-name="P61"><text:tab/><text:span text:style-name="T9">Пять этапов при формулировке идеи:</text:span></text:p>
      <text:list xml:id="list8715487957454110249" text:style-name="L7">
        <text:list-item>
          <text:p text:style-name="P427">подберите материал;</text:p>
        </text:list-item>
        <text:list-item>
          <text:p text:style-name="P427">проработайте детали;</text:p>
        </text:list-item>
        <text:list-item>
          <text:p text:style-name="P427">расслабьтесь и не думайте об этом;</text:p>
        </text:list-item>
        <text:list-item>
          <text:p text:style-name="P427"><text:soft-page-break/>будьте готовы распознать и принять идею, когда она появится;</text:p>
        </text:list-item>
        <text:list-item>
          <text:p text:style-name="P427">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68">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9">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9065396546096074438" text:style-name="L8">
        <text:list-item>
          <text:p text:style-name="P428">предпосылка — это предположение;</text:p>
        </text:list-item>
        <text:list-item>
          <text:p text:style-name="P428">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70">У довода следующаю структура:</text:span></text:p>
      <text:list xml:id="list7170986366341111291" text:style-name="L9">
        <text:list-item>
          <text:p text:style-name="P429">предпосылка;</text:p>
        </text:list-item>
        <text:list-item>
          <text:p text:style-name="P429">вывод.</text:p>
        </text:list-item>
      </text:list>
      <text:p text:style-name="P79"/>
      <text:p text:style-name="P79"><text:tab/><text:span text:style-name="T9">Два вида аргументации. </text:span>В логике существует два вида аргументации:</text:p>
      <text:list xml:id="list9028262456522221162" text:style-name="L10">
        <text:list-item>
          <text:p text:style-name="P430">дедуктивная;</text:p>
        </text:list-item>
        <text:list-item>
          <text:p text:style-name="P430"><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6178331348601637938" text:style-name="L11">
        <text:list-item>
          <text:p text:style-name="P431">полное подтверждение: все S есть P;</text:p>
        </text:list-item>
        <text:list-item>
          <text:p text:style-name="P431">полное отрицание: S не есть P;</text:p>
        </text:list-item>
        <text:list-item>
          <text:p text:style-name="P431">частичное подтверждение: несколько S есть P;</text:p>
        </text:list-item>
        <text:list-item>
          <text:p text:style-name="P431">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928698642216314285" text:style-name="L12">
        <text:list-item>
          <text:p text:style-name="P432">довод, построенный от следствия к причине;</text:p>
        </text:list-item>
        <text:list-item>
          <text:p text:style-name="P432">знание, полученное на опыте.</text:p>
        </text:list-item>
      </text:list>
      <text:p text:style-name="P81"/>
      <text:p text:style-name="P81"><text:tab/><text:span text:style-name="T9">Априори.</text:span> Под априори понимается:</text:p>
      <text:list xml:id="list5489264676351290300" text:style-name="L13">
        <text:list-item>
          <text:p text:style-name="P433">довод, построенный от причины к следствию;</text:p>
        </text:list-item>
        <text:list-item>
          <text:p text:style-name="P433">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2136161475340646595" text:style-name="L14">
        <text:list-item>
          <text:p text:style-name="P434"><text:soft-page-break/>то, что свойсвтенно многим предметам (например, красными являются все предметы красного цвета). <text:s/>Один во множестве;</text:p>
        </text:list-item>
        <text:list-item>
          <text:p text:style-name="P434">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3362852227577581363" text:style-name="L15">
        <text:list-item>
          <text:p text:style-name="P435">единственное в своем роде, индивидуальное, отличное от класса предметов или всеобщего;</text:p>
        </text:list-item>
        <text:list-item>
          <text:p text:style-name="P435">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6834000926344665751" text:style-name="L16">
        <text:list-item>
          <text:p text:style-name="P436">надо начать с некоторых предпосылок;</text:p>
        </text:list-item>
        <text:list-item>
          <text:p text:style-name="P436">затем путем приведения доказательств подвести противника;</text:p>
        </text:list-item>
        <text:list-item>
          <text:p text:style-name="P436">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684961369581379156" text:style-name="L17">
        <text:list-item>
          <text:p text:style-name="P437">если истинность первого суждения подвергается сомнению;</text:p>
        </text:list-item>
        <text:list-item>
          <text:p text:style-name="P437">если из первоначальной предпосылки логично вытекают и другие предпосылки;</text:p>
        </text:list-item>
        <text:list-item>
          <text:p text:style-name="P437">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71">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72">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73">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74">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75">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76">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77">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78">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81">е</text:span> маленького помещения в подвале. <text:span text:style-name="T79">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80">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82">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83">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85">в</text:span>ствую внутри себя огромную силу, скрытую внутри меня м<text:span text:style-name="T85">о</text:span>щь, что-то динамичное. Это чувство не поддается описанию, и его ни чем нельзя сравнить. <text:span text:style-name="T84">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86">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87">Если спросите меня, что я буду делать на небесах, то отвечу </text:span><text:soft-page-break/><text:span text:style-name="T87">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673964257730291234" text:style-name="L18">
        <text:list-item>
          <text:p text:style-name="P438">знаем ли мы, что Бог существует?</text:p>
        </text:list-item>
        <text:list-item>
          <text:p text:style-name="P438">откуда мы знаем, что Бог существует?</text:p>
        </text:list-item>
        <text:list-item>
          <text:p text:style-name="P438">что мы имеем в виду под существованием Бога?</text:p>
        </text:list-item>
        <text:list-item>
          <text:p text:style-name="P438">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88">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9">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90">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91">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92">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93">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94">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95">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96">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97">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98">и</text:span>ть их тому, как надо вести себя, беспокоиться о них и <text:span text:style-name="T99">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00">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01">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02">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03">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04">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05">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06">щ</text:span>ать уроки в рутинное выполнение упражнений. <text:span text:style-name="T107">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08">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9">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10">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11"><text:tab/>Шесть основных принципов обучения:</text:p>
      <text:list xml:id="list6585512652687381772" text:style-name="L19">
        <text:list-item>
          <text:p text:style-name="P439">мотивировать учеников;</text:p>
        </text:list-item>
        <text:list-item>
          <text:p text:style-name="P439">поддерживать внимание учеников;</text:p>
        </text:list-item>
        <text:list-item>
          <text:p text:style-name="P439"><text:soft-page-break/>ставить на первое место умственную активность (обсуждение, вопросы, лекции);</text:p>
        </text:list-item>
        <text:list-item>
          <text:p text:style-name="P440">четко обрисовывать картину того, что надо учить;</text:p>
        </text:list-item>
        <text:list-item>
          <text:p text:style-name="P440">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40">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11">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12">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13">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14">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15">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16">и</text:span>ть объекти<text:span text:style-name="T117">в</text:span>ные нормы прав<text:span text:style-name="T117">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18">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9">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2709614806347504187" text:style-name="L20">
        <text:list-item>
          <text:p text:style-name="P441">хранить секрет;</text:p>
        </text:list-item>
        <text:list-item>
          <text:p text:style-name="P441">забывать обиду;</text:p>
        </text:list-item>
        <text:list-item>
          <text:p text:style-name="P441">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20">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733716444380698686" text:style-name="L21">
        <text:list-item>
          <text:p text:style-name="P442">с чего начинается плохое и хорошее поведение?</text:p>
        </text:list-item>
        <text:list-item>
          <text:p text:style-name="P442">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21">Беда человека кроется в любви к самому себе.</text:span></text:p>
      <text:p text:style-name="P198"/>
      <text:p text:style-name="P199"><text:tab/><text:span text:style-name="T9">Бедность и мир.</text:span> <text:span text:style-name="T122">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5568489088418836571" text:style-name="L22">
        <text:list-item>
          <text:p text:style-name="P443">Объективная теория этики: добродетель объективна (теория Платона), следовательно, ее невозможно определить.</text:p>
        </text:list-item>
        <text:list-item>
          <text:p text:style-name="P444">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45">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46">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23">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24">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25">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26">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27">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28">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9">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30">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31">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32">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33">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34">ться</text:span> или бежать, выиграть или проиграть и <text:s/>всегда будь готов посмеяться над всем, принимай все, что бы ни случилось. <text:span text:style-name="T134">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35">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36">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37">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38">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9"><text:tab/></text:span><text:span text:style-name="T27">Надо управлять противоборством.</text:span><text:span text:style-name="T139"> Никто не сможет обидеть вас, пока вы не позволите это следать.</text:span></text:p>
      <text:p text:style-name="P241"/>
      <text:p text:style-name="P241"><text:span text:style-name="T140"><text:tab/></text:span><text:span text:style-name="T28">Не поддавайтесь иллюзии. </text:span><text:span text:style-name="T140">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41">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42">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43">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44">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45">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45">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46">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8798492738423737786" text:style-name="L23">
        <text:list-item>
          <text:p text:style-name="P447">что наступает после того, как ты одержал победу?</text:p>
        </text:list-item>
        <text:list-item>
          <text:p text:style-name="P447">почему люди так высоко ценят победу?</text:p>
        </text:list-item>
        <text:list-item>
          <text:p text:style-name="P447">что есть «слава»?</text:p>
        </text:list-item>
        <text:list-item>
          <text:p text:style-name="P447">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47">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48"><text:tab/></text:span><text:span text:style-name="T30">Болезнь философии. </text:span><text:span text:style-name="T148">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9"><text:tab/></text:span><text:span text:style-name="T31">Философия часто стремится сделать из реальности проблему. </text:span><text:span text:style-name="T149">В жизни</text:span> <text:span text:style-name="T149">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50">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51">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9137904544655970116" text:style-name="L24">
        <text:list-item>
          <text:p text:style-name="P448">необходимо, чтобы работа им подходила;</text:p>
        </text:list-item>
        <text:list-item>
          <text:p text:style-name="P448">необходимо не работать слишком много;</text:p>
        </text:list-item>
        <text:list-item>
          <text:p text:style-name="P448">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52">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53">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54">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55">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56">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57">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58">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9">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60">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61"><text:tab/></text:span><text:span text:style-name="T36">Необходимо справедливо делить прибыль. </text:span><text:span text:style-name="T161">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62"><text:tab/></text:span><text:span text:style-name="T35">Удача не может длиться вечно.</text:span><text:span text:style-name="T162">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63"><text:tab/></text:span><text:span text:style-name="T34">Деньги — это далько не все в жизни.</text:span><text:span text:style-name="T163">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64"><text:tab/></text:span><text:span text:style-name="T33">Важно получать удовольствие от работы.</text:span><text:span text:style-name="T164">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65">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66">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67">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33873533397467512" text:style-name="L25">
        <text:list-item>
          <text:p text:style-name="P449">желание победы;</text:p>
        </text:list-item>
        <text:list-item>
          <text:p text:style-name="P449">желание прибегать к техническим уловкам;</text:p>
        </text:list-item>
        <text:list-item>
          <text:p text:style-name="P449">желание выставлять напоказ свои знания;</text:p>
        </text:list-item>
        <text:list-item>
          <text:p text:style-name="P449">желание держать противника в страхе;</text:p>
        </text:list-item>
        <text:list-item>
          <text:p text:style-name="P449">желание играть пассивную роль;</text:p>
        </text:list-item>
        <text:list-item>
          <text:p text:style-name="P449">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68">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169">р</text:span>осить и давать советы. <text:span text:style-name="T170">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171">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172">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173">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5446684562827355311" text:style-name="L26">
        <text:list-item>
          <text:p text:style-name="P450">индивидуальный подход, а не пустое воспроизведение;</text:p>
        </text:list-item>
        <text:list-item>
          <text:p text:style-name="P450">краткость, а не громоздкость;</text:p>
        </text:list-item>
        <text:list-item>
          <text:p text:style-name="P450">ясность, а не непонятность;</text:p>
        </text:list-item>
        <text:list-item>
          <text:p text:style-name="P450">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174">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175">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176">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177">чувству</text:span>» <text:span text:style-name="T177">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178">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179">—</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180">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181">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182">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182">—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182">—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182">— </text:span>богиня милосердия, которую иногда изображают с тысячью рук, в каждой из которых она держит по какому-нибудь инструменту. <text:span text:style-name="T183">Если она решит, например, применить копье, то не будет пользы не от одной другой руки (999). И только потому, что её никогда в </text:span><text:soft-page-break/><text:span text:style-name="T183">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5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51"/>
      <text:p text:style-name="P45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51"/>
      <text:p text:style-name="P45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52"><text:tab/>В конце концов учитель перестал рассказывать и начал наливать ему чай. Он налил полную чашку чая, пока из чашки не полилось.</text:p>
      <text:p text:style-name="P452"><text:tab/>— Хватит, — сказал ученый. — Чашка уже полная, больше некуда лить.</text:p>
      <text:p text:style-name="P45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52"/>
      <text:p text:style-name="P452"><text:tab/><text:span text:style-name="T39">Буддизм не требует проявления усилий.</text:span><text:span text:style-name="T184">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52"/>
      <text:p text:style-name="P452"><text:tab/><text:span text:style-name="T39">О восьмиэтапном пути в буддизме.</text:span><text:span text:style-name="T184">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6133436711529279401" text:style-name="L27">
        <text:list-item>
          <text:p text:style-name="P453">Сначала, надо ясно увидеть, что не так,</text:p>
        </text:list-item>
        <text:list-item>
          <text:p text:style-name="P453">Затем принять решение о необходимости исправления этого.</text:p>
        </text:list-item>
        <text:list-item>
          <text:p text:style-name="P453">Теперь необходимо действовать.</text:p>
        </text:list-item>
        <text:list-item>
          <text:p text:style-name="P453">Говорить надо так, чтобы было понятно, что вы хотите это исправить.</text:p>
        </text:list-item>
        <text:list-item>
          <text:p text:style-name="P453">Средства к жизни не должны противоречить терапии.</text:p>
        </text:list-item>
        <text:list-item>
          <text:p text:style-name="P453">Терапия должна продвигаться с «неослабевающей скоростью», <text:s/>с предельной скоростью, которую можно выдержать.</text:p>
        </text:list-item>
        <text:list-item>
          <text:p text:style-name="P453">Необходимо думать и чувствовать это постоянно.</text:p>
        </text:list-item>
        <text:list-item>
          <text:p text:style-name="P453">Надо научиться глубоко размышлять.</text:p>
          <text:p text:style-name="P453">Или</text:p>
        </text:list-item>
        <text:list-item>
          <text:p text:style-name="P453">Правильные взляды (или понимание).</text:p>
        </text:list-item>
        <text:list-item>
          <text:p text:style-name="P453">Правильная цель (или стремление).</text:p>
        </text:list-item>
        <text:list-item>
          <text:p text:style-name="P453"><text:soft-page-break/>Правильная речь.</text:p>
        </text:list-item>
        <text:list-item>
          <text:p text:style-name="P453">Правильное поведение.</text:p>
        </text:list-item>
        <text:list-item>
          <text:p text:style-name="P453">Правильные средства жизни (или призвание).</text:p>
        </text:list-item>
        <text:list-item>
          <text:p text:style-name="P453">Правильное усилие.</text:p>
        </text:list-item>
        <text:list-item>
          <text:p text:style-name="P453">Правильная осведомленность и контроль разумом.</text:p>
        </text:list-item>
        <text:list-item>
          <text:p text:style-name="P453">Правильная концентрация и медитация.</text:p>
        </text:list-item>
      </text:list>
      <text:p text:style-name="P454"/>
      <text:p text:style-name="P454"><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54"/>
      <text:p text:style-name="P454"><text:tab/><text:span text:style-name="T9">Как избавиться от кармы. </text:span>Чтобы избавиться от кармы, надо правильно использовать разум и волю.</text:p>
      <text:p text:style-name="P454"/>
      <text:p text:style-name="P455"><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55"/>
      <text:p text:style-name="P455"><text:tab/><text:span text:style-name="T40">О праджне (мудрости). </text:span><text:span text:style-name="T185">Праджня заключается не в самореализации, а в реализации в чистом и простом виде, вне субъектов и объектов.</text:span></text:p>
      <text:p text:style-name="P455"/>
      <text:p text:style-name="P455"><text:tab/><text:span text:style-name="T40">О бодхисатве.</text:span><text:span text:style-name="T185">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55"><text:tab/></text:p>
      <text:p text:style-name="P455"><text:tab/></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6"><text:soft-page-break/>Медитация</text:p>
      <text:p text:style-name="P456"/>
      <text:p text:style-name="P457"><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57"/>
      <text:p text:style-name="P458"><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58"/>
      <text:p text:style-name="P459"><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59"/>
      <text:p text:style-name="P460"><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60"/>
      <text:p text:style-name="P461"><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62"/>
      <text:p text:style-name="P462"><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62"/>
      <text:p text:style-name="P463"><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186">Во время же медитации происходит освобождение ума от всех причин.</text:span></text:p>
      <text:p text:style-name="P463"/>
      <text:p text:style-name="P464"><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64"><text:soft-page-break/></text:p>
      <text:p text:style-name="P465"><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65"/>
      <text:p text:style-name="P465"><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9T09:40:41.440640003</dc:date>
    <meta:editing-duration>P1DT2H18M41S</meta:editing-duration>
    <meta:editing-cycles>557</meta:editing-cycles>
    <meta:generator>LibreOffice/5.1.6.2$Linux_X86_64 LibreOffice_project/10m0$Build-2</meta:generator>
    <meta:document-statistic meta:table-count="0" meta:image-count="0" meta:object-count="0" meta:page-count="113" meta:paragraph-count="948" meta:word-count="24403" meta:character-count="169616" meta:non-whitespace-character-count="145206"/>
  </office:meta>
</office:document-meta>
</file>